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8.999cm" fo:margin-top="0cm" fo:margin-bottom="0cm" table:align="center" style:writing-mode="lr-tb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1.3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_5f_Réponse_5f_Pointillés_5f_Grisés">
      <style:paragraph-properties fo:break-before="page"/>
    </style:style>
    <style:style style:name="P14" style:family="paragraph" style:parent-style-name="_5f_Paragraphe">
      <style:text-properties officeooo:paragraph-rsid="0056a3b4"/>
    </style:style>
    <style:style style:name="P15" style:family="paragraph" style:parent-style-name="_5f_Paragraphe_5f_Réponse_5f_Pointillés_5f_Grisés">
      <style:text-properties officeooo:paragraph-rsid="0056a3b4"/>
    </style:style>
    <style:style style:name="P16" style:family="paragraph" style:parent-style-name="_5f_Tableau_5f_Centré">
      <style:text-properties officeooo:paragraph-rsid="0056a3b4"/>
    </style:style>
    <style:style style:name="P17" style:family="paragraph" style:parent-style-name="_5f_Footer_20_page_20_impaire_20__28_D_29_"/>
    <style:style style:name="P18" style:family="paragraph" style:parent-style-name="_5f_Footer_20_page_20_impaire_20__28_D_29_">
      <style:text-properties officeooo:paragraph-rsid="01316a8b"/>
    </style:style>
    <style:style style:name="P1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0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1" style:family="paragraph" style:parent-style-name="_5f_Footer_20_page_20_paire_20__28_G_29_"/>
    <style:style style:name="P22" style:family="paragraph" style:parent-style-name="_5f_Footer_20_page_20_paire_20__28_G_29_">
      <style:text-properties officeooo:paragraph-rsid="01316a8b"/>
    </style:style>
    <style:style style:name="P23" style:family="paragraph" style:parent-style-name="_5f_Footer_20_page_20_paire_20__28_G_29_">
      <style:text-properties officeooo:paragraph-rsid="01336347"/>
    </style:style>
    <style:style style:name="P24" style:family="paragraph" style:parent-style-name="_5f_Footer_20_page_20_paire_20__28_G_29_">
      <style:text-properties officeooo:paragraph-rsid="0135ac9e"/>
    </style:style>
    <style:style style:name="P25" style:family="paragraph" style:parent-style-name="_5f_Footer_20_page_20_paire_20__28_G_29_">
      <style:text-properties officeooo:paragraph-rsid="01397109"/>
    </style:style>
    <style:style style:name="P26" style:family="paragraph" style:parent-style-name="_5f_Footer_20_page_20_paire_20__28_G_29_">
      <style:text-properties officeooo:paragraph-rsid="013b50d8"/>
    </style:style>
    <style:style style:name="P27" style:family="paragraph" style:parent-style-name="_5f_Footer_20_page_20_paire_20__28_G_29_">
      <style:text-properties officeooo:paragraph-rsid="013c280e"/>
    </style:style>
    <style:style style:name="P28" style:family="paragraph" style:parent-style-name="_5f_Footer_20_page_20_paire_20__28_G_29_">
      <style:text-properties officeooo:paragraph-rsid="0142af40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6" style:family="paragraph" style:parent-style-name="_5f_Header_20_D_20_page_20_paire_20__28_G_29_">
      <style:text-properties officeooo:paragraph-rsid="00fe4814"/>
    </style:style>
    <style:style style:name="P37" style:family="paragraph" style:parent-style-name="_5f_Header_20_D_20_page_20_paire_20__28_G_29_">
      <style:text-properties officeooo:rsid="0101821f" officeooo:paragraph-rsid="0101821f"/>
    </style:style>
    <style:style style:name="P38" style:family="paragraph" style:parent-style-name="_5f_Header_20_G_20_page_20_paire_20__28_G_29_">
      <style:text-properties officeooo:rsid="00ff3616" officeooo:paragraph-rsid="00ff3616"/>
    </style:style>
    <style:style style:name="P3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0" style:family="paragraph" style:parent-style-name="_5f_Header_20_M_20_page_20_impaire_20__28_D_29_">
      <style:text-properties officeooo:rsid="01035d0f" officeooo:paragraph-rsid="01035d0f"/>
    </style:style>
    <style:style style:name="P41" style:family="paragraph" style:parent-style-name="_5f_Header_20_M_20_page_20_paire_20__28_G_29_">
      <style:text-properties officeooo:rsid="0101a5c8" officeooo:paragraph-rsid="0101a5c8"/>
    </style:style>
    <style:style style:name="P42" style:family="paragraph" style:parent-style-name="_5f_Header_20_N_20_page_20_impaire_20__28_D_29_">
      <style:text-properties officeooo:rsid="010462d7" officeooo:paragraph-rsid="010462d7"/>
    </style:style>
    <style:style style:name="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4" style:family="paragraph" style:parent-style-name="_5f_Header_20_P_20_page_20_paire_20__28_G_29_">
      <style:text-properties officeooo:rsid="0107aa33" officeooo:paragraph-rsid="0107aa33"/>
    </style:style>
    <style:style style:name="P45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6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7" style:family="paragraph" style:parent-style-name="_5f_Paragraphe_5f_Bullet" style:list-style-name=""/>
    <style:style style:name="P48" style:family="paragraph" style:parent-style-name="_5f_Paragraphe_5f_Bullet" style:list-style-name="">
      <style:text-properties officeooo:paragraph-rsid="0056a3b4"/>
    </style:style>
    <style:style style:name="P49" style:family="paragraph" style:parent-style-name="_5f_Paragraphe_5f_Bullet" style:list-style-name="List_20_1"/>
    <style:style style:name="P50" style:family="paragraph" style:parent-style-name="_5f_Paragraphe_5f_Réponse_5f_Elève_5f_Bullet" style:list-style-name="List_20_1"/>
    <style:style style:name="P51" style:family="paragraph" style:parent-style-name="_5f_Paragraphe_5f_Réponse_5f_Elève_5f_numéroté" style:list-style-name="_5f_Numérotation_20_des_20_exercices"/>
    <style:style style:name="P52" style:family="paragraph" style:parent-style-name="_5f_Paragraphe_5f_avec_5f_Num_5f_Question" style:list-style-name="_5f_Numérotation_20_des_20_exercices"/>
    <style:style style:name="P53" style:family="paragraph" style:parent-style-name="_5f_Paragraphe_5f_avec_5f_Num_5f_Question" style:list-style-name="_5f_Numérotation_20_des_20_exercices">
      <style:text-properties officeooo:paragraph-rsid="0056a3b4"/>
    </style:style>
    <style:style style:name="P54" style:family="paragraph" style:parent-style-name="_5f_Premier_5f_Titre_5f_Exercices_5f_avec_5f_Num_5f_Exo_5f_sans_5f_Titre" style:list-style-name="_5f_Numérotation_20_des_20_exercices"/>
    <style:style style:name="P55" style:family="paragraph" style:parent-style-name="_5f_Premier_5f_Titre_5f_Exercices_5f_avec_5f_Num_5f_Exo_5f_sans_5f_Titre" style:list-style-name="_5f_Numérotation_20_des_20_exercices" style:master-page-name="SERIE_5f_PROBLEMES_5f_CLR_5f_d62e4e_5f_2COL">
      <style:paragraph-properties style:page-number="auto"/>
    </style:style>
    <style:style style:name="P56" style:family="paragraph" style:parent-style-name="_5f_Titre_5f_Exercices_5f_avec_5f_Titre" style:list-style-name="_5f_Numérotation_20_des_20_exercices"/>
    <style:style style:name="P57" style:family="paragraph" style:parent-style-name="_5f_Titre_5f_Exercices_5f_sans_5f_Titre" style:list-style-name="_5f_Numérotation_20_des_20_exercices"/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0" style:family="paragraph">
      <loext:graphic-properties draw:fill="solid" draw:fill-color="#9d0f89"/>
    </style:style>
    <style:style style:name="P61" style:family="paragraph">
      <loext:graphic-properties draw:fill="solid" draw:fill-color="#1ca2b8"/>
    </style:style>
    <style:style style:name="P62" style:family="paragraph">
      <loext:graphic-properties draw:fill="solid" draw:fill-color="#7fb241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bfbfb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indent="0cm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d7e12c"/>
    </style:style>
    <style:style style:name="P70" style:family="paragraph">
      <loext:graphic-properties draw:fill="solid" draw:fill-color="#f99e06"/>
    </style:style>
    <style:style style:name="P71" style:family="paragraph">
      <loext:graphic-properties draw:fill="solid" draw:fill-color="#d62e4e"/>
    </style:style>
    <style:style style:name="P7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56a3b4"/>
    </style:style>
    <style:style style:name="T1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writing-mode="lr-tb" loext:decorative="false" style:run-through="foreground"/>
    </style:style>
    <style:style style:name="gr11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draw:auto-grow-height="false" fo:min-height="1.965cm" fo:min-width="1.856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svg:stroke-opacity="100%" draw:fill="solid" draw:fill-color="#bfbfbf" draw:textarea-horizontal-align="justify" draw:textarea-vertical-align="middle" draw:auto-grow-height="false" fo:min-height="0.009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svg:stroke-opacity="100%" draw:fill="solid" draw:fill-color="#bfbfbf" draw:textarea-horizontal-align="justify" draw:textarea-vertical-align="middle" draw:auto-grow-height="false" fo:min-height="0.01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loext:decorative="false" style:run-through="foreground"/>
    </style:style>
    <style:style style:name="gr1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solid" svg:stroke-width="0.035cm" svg:stroke-color="#000000" draw:marker-start="Extrémités_20_de_20_flèche_20_1" draw:marker-start-width="0.252cm" draw:marker-start-center="false" draw:marker-end="Extrémités_20_de_20_flèche_20_1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8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draw:auto-grow-height="false" fo:min-height="1.432cm" fo:min-width="3.113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" style:family="graphic">
      <style:graphic-properties style:writing-mode="lr-tb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draw:auto-grow-height="false" fo:min-height="2.164cm" fo:min-width="4.334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7" style:family="graphic">
      <style:graphic-properties draw:stroke="none" draw:fill="solid" draw:fill-color="#d62e4e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5" text:outline-level="1"><text:span text:style-name="_5f_Caractères"><text:span text:style-name="T9">Mathis</text:span></text:span><text:span text:style-name="_5f_Caractères"> possède 115 billes, son frère lui en donne 28. Il veut les emballer dans des sacs de 11 billes chacun.</text:span></text:h>
        </text:list-item>
      </text:list>
      <text:h text:style-name="_5f_Paragraphe" text:outline-level="1"><text:span text:style-name="_5f_Caractères">Combien lui faudra-t-il de sacs ?</text:span></text:h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h text:style-name="P57" text:outline-level="1"><text:span text:style-name="_5f_Caractères"><text:span text:style-name="T9">Myriam</text:span></text:span><text:span text:style-name="_5f_Caractères"> possède 50 € dans sa tirelire. Son frère Luc a 15 € de moins qu'elle. Leur sœur Patricia a 20 € de plus que Véronique.</text:span></text:h>
          <text:list>
            <text:list-item>
              <text:p text:style-name="P52"><text:span text:style-name="_5f_Caractères">Combien chacun possède-t-il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2"><text:span text:style-name="_5f_Caractères">Calcule la somme totale dont dispose la fratrie :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h text:style-name="P57" text:outline-level="1"><text:span text:style-name="_5f_Caractères"><text:span text:style-name="T9">Célian</text:span></text:span><text:span text:style-name="_5f_Caractères"> s’est vu offrir pour ses 12 ans une console et trois jeux coûtant tous le même prix. La facture de ce cadeau s’élève à 430 €. Sachant que la console coûte 7 fois plus cher qu’un jeu, calcule le prix de la console ainsi que celui d’un jeu. </text:span></text:h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xml:id="list112706165269509" text:continue-numbering="true" text:style-name="_5f_Numérotation_20_des_20_exercices">
        <text:list-item>
          <text:h text:style-name="P57" text:outline-level="1"><text:bookmark text:name="_Hlk60032491"/><text:span text:style-name="_5f_Caractères">On donne le programme de calcul suivant :</text:span></text:h>
        </text:list-item>
      </text:list>
      <text:h text:style-name="P47" text:outline-level="1"><text:span text:style-name="_5f_Caractères">Choisis un nombre entier</text:span></text:h>
      <text:h text:style-name="P47" text:outline-level="1"><text:span text:style-name="_5f_Caractères">Ajoute 5</text:span></text:h>
      <text:h text:style-name="P47" text:outline-level="1"><text:span text:style-name="_5f_Caractères">Multiplie le tout par 2</text:span></text:h>
      <text:h text:style-name="P47" text:outline-level="1"><text:span text:style-name="_5f_Caractères">Divise le résultat par 3</text:span></text:h>
      <text:list text:style-name="_5f_Numérotation_20_des_20_exercices">
        <text:list-item>
          <text:list>
            <text:list-item>
              <text:p text:style-name="P52"><text:span text:style-name="_5f_Caractères">Applique ce programme en choisissant comme nombre de départ : </text:span></text:p>
            </text:list-item>
          </text:list>
        </text:list-item>
      </text:list>
      <text:h text:style-name="P47" text:outline-level="1"><text:span text:style-name="_5f_Caractères">5 :</text:span><text:span text:style-name="_5f_pointillés_20_gris"><text:tab/></text:span></text:h>
      <text:p text:style-name="_5f_Paragraphe_5f_Réponse_5f_Pointillés_5f_Grisés"><text:span text:style-name="_5f_pointillés_20_gris"><text:tab/></text:span></text:p>
      <text:h text:style-name="P47" text:outline-level="1"><text:span text:style-name="_5f_Caractères">6 :</text:span><text:span text:style-name="_5f_pointillés_20_gris"><text:tab/></text:span></text:h>
      <text:p text:style-name="_5f_Paragraphe_5f_Réponse_5f_Pointillés_5f_Grisés"><text:span text:style-name="_5f_pointillés_20_gris"><text:tab/></text:span></text:p>
      <text:h text:style-name="P47" text:outline-level="1"><text:span text:style-name="_5f_Caractères">13 :</text:span><text:span text:style-name="_5f_pointillés_20_gris"><text:tab/></text:span></text:h>
      <text:p text:style-name="_5f_Paragraphe_5f_Réponse_5f_Pointillés_5f_Grisés"><text:span text:style-name="_5f_pointillés_20_gris"><text:tab/></text:span></text:p>
      <text:list xml:id="list112706867689998" text:continue-numbering="true" text:style-name="_5f_Numérotation_20_des_20_exercices">
        <text:list-item>
          <text:list>
            <text:list-item>
              <text:p text:style-name="P52"><text:span text:style-name="_5f_Caractères">En justifiant ta réponse, indique si on obtient toujours un nombre entier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list="list112706165269509" text:style-name="_5f_Numérotation_20_des_20_exercices">
        <text:list-item>
          <text:h text:style-name="P54" text:outline-level="1"><text:span text:style-name="_5f_Caractères"><text:span text:style-name="T9">Axel</text:span></text:span><text:span text:style-name="_5f_Caractères">, Samy, Julie et Ilhème doivent se partager la somme de 800 € de la façon suivante : </text:span></text:h>
        </text:list-item>
      </text:list>
      <text:h text:style-name="P47" text:outline-level="1"><text:span text:style-name="_5f_Caractères">La part d’</text:span><text:span text:style-name="_5f_Caractères"><text:span text:style-name="T9">Axel</text:span></text:span><text:span text:style-name="_5f_Caractères"> est égale aux </text:span><text:span text:style-name="_5f_Caractères"><draw:frame draw:style-name="fr2" draw:name="Objet1" text:anchor-type="as-char" svg:width="0.517cm" svg:height="0.87cm" draw:z-index="97"><draw:object xlink:href="./Object 1" xlink:type="simple" xlink:show="embed" xlink:actuate="onLoad"/><draw:image xlink:href="./ObjectReplacements/Object 1" xlink:type="simple" xlink:show="embed" xlink:actuate="onLoad"/></draw:frame></text:span><text:span text:style-name="_5f_Caractères"><text:s/>de cette somme.</text:span></text:h>
      <text:h text:style-name="P47" text:outline-level="1"><text:span text:style-name="_5f_Caractères">Samy touche deux fois la part d’Éric.</text:span></text:h>
      <text:h text:style-name="P47" text:outline-level="1"><text:span text:style-name="_5f_Caractères">La part de Julie est égale aux </text:span><text:span text:style-name="_5f_Caractères"><draw:frame draw:style-name="fr2" draw:name="Objet2" text:anchor-type="as-char" svg:width="0.293cm" svg:height="0.87cm" draw:z-index="98"><draw:object xlink:href="./Object 2" xlink:type="simple" xlink:show="embed" xlink:actuate="onLoad"/><draw:image xlink:href="./ObjectReplacements/Object 2" xlink:type="simple" xlink:show="embed" xlink:actuate="onLoad"/></draw:frame></text:span><text:span text:style-name="_5f_Caractères"><text:s/>de la part de Samy.</text:span></text:h>
      <text:h text:style-name="P47" text:outline-level="1"><text:span text:style-name="_5f_Caractères">Ilhème reçoit le reste du montant.</text:span></text:h>
      <text:h text:style-name="_5f_Paragraphe" text:outline-level="1"><text:span text:style-name="_5f_Caractères">Calcule la part de chacun.</text:span></text:h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h text:style-name="P57" text:outline-level="1"><text:span text:style-name="_5f_Caractères">Pendant les vacances, </text:span><text:span text:style-name="_5f_Caractères"><text:span text:style-name="T9">Noémie</text:span></text:span><text:span text:style-name="_5f_Caractères"> a pris des pho­tos. </text:span><text:span text:style-name="_5f_Caractères"><text:span text:style-name="T9">Elle</text:span></text:span><text:span text:style-name="_5f_Caractères"> veut les copier sur une clé USB de 16 Go. La taille moyenne d’une photo est de 3,86 Mo.</text:span></text:h>
        </text:list-item>
      </text:list>
      <text:h text:style-name="_5f_Paragraphe" text:outline-level="1"><text:span text:style-name="_5f_Caractères">Donne un ordre de grandeur du nombre de photos que Momo peut copier sur sa clé USB, sachant que 1 Go vaut 1 000 Mo.</text:span></text:h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xml:id="list112707187447218" text:continue-numbering="true" text:style-name="_5f_Numérotation_20_des_20_exercices">
        <text:list-item>
          <text:h text:style-name="P57" text:outline-level="1"><text:span text:style-name="_5f_Caractères">Dans une boîte, il y a dix-huit boules rouges et douze boules vertes.</text:span></text:h>
        </text:list-item>
      </text:list>
      <text:h text:style-name="_5f_Paragraphe" text:outline-level="1"><text:span text:style-name="_5f_Caractères">Quelle est la proportion de boules rouges et de boules vertes ? Donne le résultat sous la forme :</text:span></text:h>
      <text:list text:style-name="List_20_1">
        <text:list-item>
          <text:h text:style-name="_5f_Paragraphe_5f_Bullet" text:outline-level="1"><text:span text:style-name="_5f_Caractères">de fractions simplifiées au maximum :</text:span></text:h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List_20_1">
        <text:list-item>
          <text:h text:style-name="_5f_Paragraphe_5f_Bullet" text:outline-level="1"><text:span text:style-name="_5f_Caractères">de nombres décimaux :</text:span></text:h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12708018425277" text:continue-numbering="true" text:style-name="List_20_1">
        <text:list-item>
          <text:h text:style-name="_5f_Paragraphe_5f_Bullet" text:outline-level="1"><text:span text:style-name="_5f_Caractères">de pourcentages :</text:span></text:h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12707691853020" text:continue-list="list112707187447218" text:style-name="_5f_Numérotation_20_des_20_exercices">
        <text:list-item>
          <text:h text:style-name="P57" text:outline-level="1"><text:soft-page-break/><text:span text:style-name="_5f_Caractères">Une piscine est de forme rectangulaire. Sa longueur mesure le triple de sa largeur.</text:span></text:h>
        </text:list-item>
      </text:list>
      <text:list text:continue-list="list112706867689998" text:style-name="_5f_Numérotation_20_des_20_exercices">
        <text:list-item>
          <text:list>
            <text:list-item text:start-value="1">
              <text:p text:style-name="P52"><text:span text:style-name="_5f_Caractères">Sachant que son périmètre est égal à 56 m. Quelles sont les dimensions de cette piscine 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12707837592173" text:continue-numbering="true" text:style-name="_5f_Numérotation_20_des_20_exercices">
        <text:list-item>
          <text:list>
            <text:list-item>
              <text:p text:style-name="P52"><text:span text:style-name="_5f_Caractères">Complète le tableau suivant.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5"/>
        <table:table-row table:style-name="Table1.1">
          <table:table-cell table:style-name="Table1.A1" office:value-type="string">
            <text:h text:style-name="_5f_Tableau_5f_Centré_5f_Gras" text:outline-level="1"><text:span text:style-name="_5f_Caractères">Périmètre</text:span></text:h>
          </table:table-cell>
          <table:table-cell table:style-name="Table1.A1" office:value-type="string">
            <text:h text:style-name="_5f_Tableau_5f_Centré_5f_Gras" text:outline-level="1"><text:span text:style-name="_5f_Caractères">32</text:span></text:h>
          </table:table-cell>
          <table:table-cell table:style-name="Table1.A1" office:value-type="string">
            <text:h text:style-name="_5f_Tableau_5f_Centré_5f_Gras" text:outline-level="1"><text:span text:style-name="_5f_Caractères">96</text:span></text:h>
          </table:table-cell>
          <table:table-cell table:style-name="Table1.A1" office:value-type="string">
            <text:h text:style-name="_5f_Tableau_5f_Centré_5f_Gras" text:outline-level="1"><text:span text:style-name="_5f_Caractères">128</text:span></text:h>
          </table:table-cell>
          <table:table-cell table:style-name="Table1.A1" office:value-type="string">
            <text:h text:style-name="_5f_Tableau_5f_Centré_5f_Gras" text:outline-level="1"><text:span text:style-name="_5f_Caractères">160</text:span></text:h>
          </table:table-cell>
          <table:table-cell table:style-name="Table1.A1" office:value-type="string">
            <text:h text:style-name="_5f_Tableau_5f_Centré_5f_Gras" text:outline-level="1"><text:span text:style-name="_5f_Caractères">192</text:span></text:h>
          </table:table-cell>
        </table:table-row>
        <table:table-row table:style-name="Table1.1">
          <table:table-cell table:style-name="Table1.A1" office:value-type="string">
            <text:h text:style-name="_5f_Tableau_5f_Centré_5f_Gras" text:outline-level="1"><text:span text:style-name="_5f_Caractères">Largeur</text:span></text:h>
          </table:table-cell>
          <table:table-cell table:style-name="Table1.A1" office:value-type="string">
            <text:h text:style-name="P16" text:outline-level="1"><text:span text:style-name="_5f_pointillés_20_gris"><text:span text:style-name="T9">...</text:span></text:span></text:h>
          </table:table-cell>
          <table:table-cell table:style-name="Table1.A1" office:value-type="string">
            <text:h text:style-name="P16" text:outline-level="1"><text:span text:style-name="_5f_pointillés_20_gris"><text:span text:style-name="T9">...</text:span></text:span></text:h>
          </table:table-cell>
          <table:table-cell table:style-name="Table1.A1" office:value-type="string">
            <text:h text:style-name="P16" text:outline-level="1"><text:span text:style-name="_5f_pointillés_20_gris"><text:span text:style-name="T9">...</text:span></text:span></text:h>
          </table:table-cell>
          <table:table-cell table:style-name="Table1.A1" office:value-type="string">
            <text:h text:style-name="P16" text:outline-level="1"><text:span text:style-name="_5f_pointillés_20_gris"><text:span text:style-name="T9">...</text:span></text:span></text:h>
          </table:table-cell>
          <table:table-cell table:style-name="Table1.A1" office:value-type="string">
            <text:h text:style-name="P16" text:outline-level="1"><text:span text:style-name="_5f_pointillés_20_gris"><text:span text:style-name="T9">...</text:span></text:span></text:h>
          </table:table-cell>
        </table:table-row>
        <table:table-row table:style-name="Table1.1">
          <table:table-cell table:style-name="Table1.A1" office:value-type="string">
            <text:h text:style-name="_5f_Tableau_5f_Centré_5f_Gras" text:outline-level="1"><text:span text:style-name="_5f_Caractères">Longueur</text:span></text:h>
          </table:table-cell>
          <table:table-cell table:style-name="Table1.A1" office:value-type="string">
            <text:h text:style-name="P16" text:outline-level="1"><text:span text:style-name="_5f_pointillés_20_gris"><text:span text:style-name="T9">...</text:span></text:span></text:h>
          </table:table-cell>
          <table:table-cell table:style-name="Table1.A1" office:value-type="string">
            <text:h text:style-name="P16" text:outline-level="1"><text:span text:style-name="_5f_pointillés_20_gris"><text:span text:style-name="T9">...</text:span></text:span></text:h>
          </table:table-cell>
          <table:table-cell table:style-name="Table1.A1" office:value-type="string">
            <text:h text:style-name="P16" text:outline-level="1"><text:span text:style-name="_5f_pointillés_20_gris"><text:span text:style-name="T9">...</text:span></text:span></text:h>
          </table:table-cell>
          <table:table-cell table:style-name="Table1.A1" office:value-type="string">
            <text:h text:style-name="P16" text:outline-level="1"><text:span text:style-name="_5f_pointillés_20_gris"><text:span text:style-name="T9">...</text:span></text:span></text:h>
          </table:table-cell>
          <table:table-cell table:style-name="Table1.A1" office:value-type="string">
            <text:h text:style-name="P16" text:outline-level="1"><text:span text:style-name="_5f_pointillés_20_gris"><text:span text:style-name="T9">...</text:span></text:span></text:h>
          </table:table-cell>
        </table:table-row>
      </table:table>
      <text:list xml:id="list112707762669510" text:continue-list="list112707691853020" text:style-name="_5f_Numérotation_20_des_20_exercices">
        <text:list-item>
          <text:h text:style-name="P54" text:outline-level="1"><text:span text:style-name="_5f_Caractères">Le rectangle ABCD ci-dessous a une largeur va­riable  </text:span><text:span text:style-name="_5f_Caractères_5f_Times_5f_13">x</text:span><text:span text:style-name="_5f_Caractères">. L’unité choisie est le centimètre.</text:span></text:h>
        </text:list-item>
      </text:list>
      <text:h text:style-name="_5f_Paragraphe" text:outline-level="1"><draw:g text:anchor-type="paragraph" draw:z-index="96" draw:name="Objet de groupe 1" draw:style-name="gr21"><draw:custom-shape draw:style-name="gr22" draw:text-style-name="P63" svg:width="4.867cm" svg:height="2.451cm" svg:x="1.704cm" svg:y="0.443cm"><text:p/><draw:enhanced-geometry svg:viewBox="0 0 21600 21600" draw:type="rectangle" draw:enhanced-path="M 0 0 L 21600 0 21600 21600 0 21600 0 0 Z N"/></draw:custom-shape><draw:frame draw:style-name="gr20" draw:text-style-name="P68" svg:width="0.682cm" svg:height="0.664cm" svg:x="1.12cm" svg:y="0.134cm"><draw:text-box><text:p text:style-name="P65"><text:span text:style-name="T13">A</text:span></text:p></draw:text-box></draw:frame><draw:frame draw:style-name="gr20" draw:text-style-name="P68" svg:width="0.682cm" svg:height="0.664cm" svg:x="6.375cm" svg:y="0.044cm"><draw:text-box><text:p text:style-name="P65"><text:span text:style-name="T13">B</text:span></text:p></draw:text-box></draw:frame><draw:frame draw:style-name="gr20" draw:text-style-name="P68" svg:width="0.683cm" svg:height="0.664cm" svg:x="6.472cm" svg:y="2.655cm"><draw:text-box><text:p text:style-name="P65"><text:span text:style-name="T13">C</text:span></text:p></draw:text-box></draw:frame><draw:frame draw:style-name="gr20" draw:text-style-name="P68" svg:width="0.682cm" svg:height="0.664cm" svg:x="1.12cm" svg:y="2.745cm"><draw:text-box><text:p text:style-name="P65"><text:span text:style-name="T13">D</text:span></text:p></draw:text-box></draw:frame><draw:frame draw:style-name="gr23" draw:text-style-name="P68" svg:width="1.558cm" svg:height="0.967cm" svg:x="3.552cm" svg:y="-0.079cm"><draw:text-box><text:p><text:span text:style-name="T13">10 cm</text:span></text:p></draw:text-box></draw:frame><draw:frame draw:style-name="gr24" draw:text-style-name="P66" svg:width="1.558cm" svg:height="0.867cm" svg:x="6.472cm" svg:y="1.36cm"><draw:text-box><text:p text:style-name="P65"><text:span text:style-name="T11">x</text:span></text:p></draw:text-box></draw:frame></draw:g><text:span text:style-name="_5f_Caractères">On considère les expressions littérales suivantes :<text:line-break/></text:span><text:span text:style-name="_5f_Caractères_5f_Times_5f_13">a </text:span><text:span text:style-name="_5f_Caractères">= 10 × </text:span><text:span text:style-name="_5f_Caractères_5f_Times_5f_13">x</text:span><text:span text:style-name="_5f_Caractères"> et </text:span><text:span text:style-name="_5f_Caractères_5f_Times_5f_13">p</text:span><text:span text:style-name="_5f_Caractères"> = 2 × </text:span><text:span text:style-name="_5f_Caractères_5f_Times_5f_13">x</text:span><text:span text:style-name="_5f_Caractères"> + 20.</text:span></text:h>
      <text:list text:continue-list="list112707837592173" text:style-name="_5f_Numérotation_20_des_20_exercices">
        <text:list-item>
          <text:list>
            <text:list-item text:start-value="1">
              <text:p text:style-name="P52"><text:span text:style-name="_5f_Caractères">Que représentent </text:span><text:span text:style-name="_5f_Caractères_5f_Times_5f_13">a</text:span><text:span text:style-name="_5f_Caractères"> et </text:span><text:span text:style-name="_5f_Caractères_5f_Times_5f_13">p</text:span><text:span text:style-name="_5f_Caractères">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12706523762108" text:continue-numbering="true" text:style-name="_5f_Numérotation_20_des_20_exercices">
        <text:list-item>
          <text:list>
            <text:list-item>
              <text:p text:style-name="P52"><text:span text:style-name="_5f_Caractères">Calcule les valeurs de </text:span><text:span text:style-name="_5f_Caractères_5f_Times_5f_13">a</text:span><text:span text:style-name="_5f_Caractères"> et de </text:span><text:span text:style-name="_5f_Caractères_5f_Times_5f_13">p</text:span><text:span text:style-name="_5f_Caractères">, pour :</text:span><text:bookmark text:name="_Hlk86073184"/></text:p>
            </text:list-item>
          </text:list>
        </text:list-item>
      </text:list>
      <text:list text:continue-list="list112708018425277" text:style-name="List_20_1">
        <text:list-item>
          <text:h text:style-name="P49" text:outline-level="1"><text:span text:style-name="_5f_Caractères_5f_Times_5f_13">x</text:span><text:span text:style-name="_5f_Caractères"> = 3</text:span></text:h>
        </text:list-item>
      </text:list>
      <text:p text:style-name="_5f_Paragraphe_5f_Réponse_5f_Elève"><text:span text:style-name="_5f_Caractères_5f_Times_5f_13">a</text:span><text:span text:style-name="_5f_Caractères"> = </text:span><text:span text:style-name="_5f_pointillés_20_gris"><text:tab/></text:span></text:p>
      <text:p text:style-name="_5f_Paragraphe_5f_Réponse_5f_Elève"><text:span text:style-name="_5f_Caractères_5f_Times_5f_13">p</text:span><text:span text:style-name="_5f_Caractères"> = </text:span><text:span text:style-name="_5f_pointillés_20_gris"><text:tab/></text:span></text:p>
      <text:list xml:id="list112706786113498" text:continue-numbering="true" text:style-name="List_20_1">
        <text:list-item>
          <text:h text:style-name="P49" text:outline-level="1"><text:span text:style-name="_5f_Caractères_5f_Times_5f_13">x</text:span><text:span text:style-name="_5f_Caractères"> = 7</text:span></text:h>
        </text:list-item>
      </text:list>
      <text:p text:style-name="_5f_Paragraphe_5f_Réponse_5f_Elève"><text:span text:style-name="_5f_Caractères_5f_Times_5f_13">a</text:span><text:span text:style-name="_5f_Caractères"> = </text:span><text:span text:style-name="_5f_pointillés_20_gris"><text:tab/></text:span></text:p>
      <text:p text:style-name="_5f_Paragraphe_5f_Réponse_5f_Elève"><text:span text:style-name="_5f_Caractères_5f_Times_5f_13">p</text:span><text:span text:style-name="_5f_Caractères"> = </text:span><text:span text:style-name="_5f_pointillés_20_gris"><text:tab/></text:span></text:p>
      <text:list text:continue-list="list112706523762108" text:style-name="_5f_Numérotation_20_des_20_exercices">
        <text:list-item>
          <text:list>
            <text:list-item>
              <text:p text:style-name="P52"><text:span text:style-name="_5f_Caractères">Calcule le périmètre et l’aire du rectangle ABCD pour BC = 2,5 cm</text:span></text:p>
            </text:list-item>
          </text:list>
        </text:list-item>
      </text:list>
      <text:p text:style-name="_5f_Paragraphe_5f_Réponse_5f_Elève"><text:span text:style-name="_5f_pointillés_20_gris"><text:tab/></text:span><text:span text:style-name="_5f_Caractères"><text:line-break/></text:span><text:span text:style-name="_5f_pointillés_20_gris"><text:tab/></text:span></text:p>
      <text:list xml:id="list112706432565690" text:continue-numbering="true" text:style-name="_5f_Numérotation_20_des_20_exercices">
        <text:list-item>
          <text:list>
            <text:list-item>
              <text:p text:style-name="P52"><text:span text:style-name="_5f_Caractères">Que peut-on conclure ?</text:span></text:p>
            </text:list-item>
          </text:list>
        </text:list-item>
      </text:list>
      <text:p text:style-name="_5f_Paragraphe_5f_Réponse_5f_Elève"><text:span text:style-name="_5f_pointillés_20_gris"><text:tab/></text:span><text:span text:style-name="_5f_Caractères"><text:line-break/></text:span><text:span text:style-name="_5f_pointillés_20_gris"><text:tab/></text:span></text:p>
      <text:list xml:id="list112706860654259" text:continue-list="list112707762669510" text:style-name="_5f_Numérotation_20_des_20_exercices">
        <text:list-item>
          <text:h text:style-name="P57" text:outline-level="1"><text:span text:style-name="_5f_Caractères">Sarah a 36 billes. Son frère Benjamin a 18 billes de plus qu’elle.</text:span></text:h>
        </text:list-item>
      </text:list>
      <text:list text:continue-list="list112706432565690" text:style-name="_5f_Numérotation_20_des_20_exercices">
        <text:list-item>
          <text:list>
            <text:list-item text:start-value="1">
              <text:p text:style-name="P52"><text:span text:style-name="_5f_Caractères">Combien de billes possède Benjamin 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2"><text:span text:style-name="_5f_Caractères">Combien de billes ont-ils à eux deux 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2"><text:span text:style-name="_5f_Caractères">Donne la proportion de billes de chacun par rap­port au total :</text:span></text:p>
            </text:list-item>
          </text:list>
        </text:list-item>
      </text:list>
      <text:h text:style-name="P47" text:outline-level="1"><text:span text:style-name="_5f_Caractères">sous forme de fractions :</text:span></text:h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h text:style-name="P47" text:outline-level="1"><text:span text:style-name="_5f_Caractères">sous forme de pourcentages :</text:span></text:h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12708140359279" text:continue-numbering="true" text:style-name="_5f_Numérotation_20_des_20_exercices">
        <text:list-item>
          <text:list>
            <text:list-item>
              <text:p text:style-name="P52"><text:span text:style-name="_5f_Caractères">Dans quel ratio sont les nombres de billes de Sarah et de Benjamin ?</text:span></text:p>
            </text:list-item>
          </text:list>
        </text:list-item>
      </text:list>
      <text:p text:style-name="_5f_Paragraphe_5f_Réponse_5f_Pointillés_5f_Grisés"><text:span text:style-name="_5f_pointillés_20_gris"><text:tab/><text:line-break/></text:span><text:span text:style-name="_5f_pointillés_20_gris"><text:span text:style-name="T9"><text:tab/></text:span></text:span></text:p>
      <text:list xml:id="list112707998937230" text:continue-list="list112706860654259" text:style-name="_5f_Numérotation_20_des_20_exercices">
        <text:list-item>
          <text:h text:style-name="P56" text:outline-level="1"><text:span text:style-name="_5f_Caractères_5f_gras">Nombres premiers</text:span></text:h>
        </text:list-item>
      </text:list>
      <text:list text:continue-list="list112708140359279" text:style-name="_5f_Numérotation_20_des_20_exercices">
        <text:list-item>
          <text:list>
            <text:list-item text:start-value="1">
              <text:h text:style-name="P57" text:outline-level="1" text:restart-numbering="true" text:start-value="-1"><text:span text:style-name="_5f_Caractères">Je suis un nombre premier inférieur à 35, et la somme de mes chiffres est égale à 10. Qui suis-je ?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2"><text:span text:style-name="_5f_Caractères">Trouve deux autres nombres premiers inférieurs à 80, dont la somme des chiffres est égale à 10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xml:id="list112706686375365" text:continue-numbering="true" text:style-name="_5f_Numérotation_20_des_20_exercices">
        <text:list-item>
          <text:list>
            <text:list-item>
              <text:p text:style-name="P52"><text:span text:style-name="_5f_Caractères">Est-il possible de trouver un nombre premier, dont la somme des chiffres est égale à 12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list="list112707998937230" text:style-name="_5f_Numérotation_20_des_20_exercices">
        <text:list-item>
          <text:h text:style-name="P57" text:outline-level="1"><text:span text:style-name="_5f_Caractères">Samuel gagne 15,50 € de l’heure. Hier il a ga­gné 100,75 €.</text:span></text:h>
        </text:list-item>
      </text:list>
      <text:h text:style-name="P14" text:outline-level="1"><text:span text:style-name="_5f_Caractères">Combien de temps a-t-il travaillé pendant cette journée ? Exprime ce temps de travail en heures et minutes puis en minutes.</text:span></text:h>
      <text:p text:style-name="P15"><text:span text:style-name="_5f_pointillés_20_gris"><text:tab/></text:span><text:span text:style-name="_5f_Caractères"><text:line-break/></text:span><text:span text:style-name="_5f_pointillés_20_gris"><text:span text:style-name="T9"><text:tab/><text:line-break/><text:tab/><text:line-break/><text:tab/></text:span></text:span></text:p>
      <text:list text:continue-numbering="true" text:style-name="_5f_Numérotation_20_des_20_exercices">
        <text:list-item>
          <text:h text:style-name="P57" text:outline-level="1"><text:soft-page-break/><text:span text:style-name="_5f_Caractères">Un professeur demande à ses élèves de trou­ver tous les nombres entiers naturels n, tels que </text:span><text:span text:style-name="_5f_Caractères"><draw:frame draw:style-name="fr2" draw:name="Objet18" text:anchor-type="as-char" svg:width="0.517cm" svg:height="0.85cm" draw:z-index="100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Caractères"><text:s/>soit un nombre entier.</text:span></text:h>
        </text:list-item>
      </text:list>
      <text:h text:style-name="P47" text:outline-level="1"><text:span text:style-name="_5f_Caractères">Walid dit à sa camarade </text:span><text:span text:style-name="_5f_Caractères"><text:span text:style-name="T9">Margot</text:span></text:span><text:span text:style-name="_5f_Caractères"> : « J’ai trouvé quatre entiers naturels ».</text:span></text:h>
      <text:h text:style-name="P48" text:outline-level="1"><text:span text:style-name="_5f_Caractères"><text:span text:style-name="T9">Margot</text:span></text:span><text:span text:style-name="_5f_Caractères"> lui répond : « Moi, j’en ai trouvé deux ».</text:span></text:h>
      <text:h text:style-name="P47" text:outline-level="1"><text:span text:style-name="_5f_Caractères">En justifiant ta réponse, indique qui a raison :</text:span></text:h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text:line-break/></text:span><text:span text:style-name="_5f_pointillés_20_gris"><text:span text:style-name="T9"><text:tab/><text:line-break/><text:tab/><text:line-break/><text:tab/></text:span></text:span></text:p>
      <text:list xml:id="list112707376200477" text:continue-numbering="true" text:style-name="_5f_Numérotation_20_des_20_exercices">
        <text:list-item>
          <text:h text:style-name="P57" text:outline-level="1"><text:span text:style-name="_5f_Caractères">Un robinet d’eau fuit et laisse couler 20 litres en deux heures.</text:span></text:h>
        </text:list-item>
      </text:list>
      <text:list text:continue-list="list112706686375365" text:style-name="_5f_Numérotation_20_des_20_exercices">
        <text:list-item>
          <text:list>
            <text:list-item text:start-value="1">
              <text:p text:style-name="P51"><text:span text:style-name="_5f_Caractères">Quel est le volume d’eau écoulé en 5 heures et 25 minutes ?</text:span><text:span text:style-name="_5f_Caractères"><text:span text:style-name="T9"> </text:span></text:span><text:span text:style-name="_5f_pointillés_20_gris"><text:span text:style-name="T9"><text:tab/></text:span>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text:line-break/></text:span><text:span text:style-name="_5f_pointillés_20_gris"><text:span text:style-name="T9"><text:tab/></text:span></text:span></text:p>
      <text:list xml:id="list112707622352818" text:continue-numbering="true" text:style-name="_5f_Numérotation_20_des_20_exercices">
        <text:list-item>
          <text:list>
            <text:list-item>
              <text:p text:style-name="P52"><text:span text:style-name="_5f_Caractères">Quel volume d’eau sera perdu en :</text:span></text:p>
            </text:list-item>
          </text:list>
        </text:list-item>
      </text:list>
      <text:list text:continue-list="list112706786113498" text:style-name="List_20_1">
        <text:list-item>
          <text:p text:style-name="P50"><text:span text:style-name="_5f_Caractères">un jour ?</text:span><text:span text:style-name="_5f_Caractères"><text:span text:style-name="T9"> </text:span></text:span><text:span text:style-name="_5f_pointillés_20_gris"><text:tab/></text:span></text:p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text:line-break/></text:span><text:span text:style-name="_5f_pointillés_20_gris"><text:span text:style-name="T9"><text:tab/></text:span></text:span></text:p>
      <text:list text:continue-numbering="true" text:style-name="List_20_1">
        <text:list-item>
          <text:p text:style-name="P50"><text:span text:style-name="_5f_Caractères">une semaine ?</text:span><text:span text:style-name="_5f_pointillés_20_gris"><text:tab/></text:span></text:p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text:line-break/></text:span><text:span text:style-name="_5f_pointillés_20_gris"><text:span text:style-name="T9"><text:tab/></text:span></text:span></text:p>
      <text:list text:continue-numbering="true" text:style-name="List_20_1">
        <text:list-item>
          <text:p text:style-name="P50"><text:span text:style-name="_5f_Caractères">un mois ?</text:span><text:span text:style-name="_5f_pointillés_20_gris"><text:tab/></text:span></text:p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text:line-break/></text:span><text:span text:style-name="_5f_pointillés_20_gris"><text:span text:style-name="T9"><text:tab/></text:span></text:span></text:p>
      <text:list text:continue-numbering="true" text:style-name="List_20_1">
        <text:list-item>
          <text:p text:style-name="P50"><text:span text:style-name="_5f_Caractères">un an ?</text:span><text:span text:style-name="_5f_pointillés_20_gris"><text:tab/></text:span></text:p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text:line-break/></text:span><text:span text:style-name="_5f_pointillés_20_gris"><text:span text:style-name="T9"><text:tab/></text:span></text:span></text:p>
      <text:list xml:id="list112706378937268" text:continue-list="list112707376200477" text:style-name="_5f_Numérotation_20_des_20_exercices">
        <text:list-item>
          <text:h text:style-name="P57" text:outline-level="1"><text:span text:style-name="_5f_Caractères">On considère les deux figures ci-dessous, un rectangle et un carré. Toutes les mesures sont dans la même unité.</text:span></text:h>
        </text:list-item>
      </text:list>
      <text:list text:continue-list="list112707622352818" text:style-name="_5f_Numérotation_20_des_20_exercices">
        <text:list-item>
          <text:list>
            <text:list-item text:start-value="1">
              <text:p text:style-name="P52"><draw:g text:anchor-type="paragraph" draw:z-index="99" draw:name="Objet de groupe 2" draw:style-name="gr9"><draw:g draw:style-name="gr10"><draw:g draw:style-name="gr10"><draw:g draw:style-name="gr10"><draw:custom-shape draw:style-name="gr11" draw:text-style-name="P63" svg:width="2.389cm" svg:height="2.251cm" svg:x="0.855cm" svg:y="0.06cm"><text:p/><draw:enhanced-geometry svg:viewBox="0 0 21600 21600" draw:mirror-horizontal="false" draw:mirror-vertical="false" draw:type="rectangle" draw:enhanced-path="M 0 0 L 21600 0 21600 21600 0 21600 0 0 Z N"/></draw:custom-shape><draw:g draw:style-name="gr10"><draw:custom-shape draw:style-name="gr12" draw:text-style-name="P64" svg:width="0.315cm" svg:height="0.295cm" svg:x="2.93cm" svg:y="0.06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64" svg:width="0.315cm" svg:height="0.295cm" svg:x="0.855cm" svg:y="0.06cm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64" svg:width="0.315cm" svg:height="0.297cm" svg:x="2.93cm" svg:y="2.014cm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64" svg:width="0.315cm" svg:height="0.297cm" svg:x="0.855cm" svg:y="2.014cm"><text:p/><draw:enhanced-geometry svg:viewBox="0 0 21600 21600" draw:mirror-horizontal="false" draw:mirror-vertical="false" draw:type="rectangle" draw:enhanced-path="M 0 0 L 21600 0 21600 21600 0 21600 0 0 Z N"/></draw:custom-shape></draw:g><draw:g draw:style-name="gr14"><draw:line draw:style-name="gr15" draw:text-style-name="P63" svg:x1="1.987cm" svg:y1="-0.06cm" svg:x2="1.987cm" svg:y2="0.236cm"><text:p/></draw:line><draw:line draw:style-name="gr15" draw:text-style-name="P63" svg:x1="2.114cm" svg:y1="-0.06cm" svg:x2="2.114cm" svg:y2="0.236cm"><text:p/></draw:line></draw:g><draw:g draw:style-name="gr14"><draw:line draw:style-name="gr15" draw:text-style-name="P63" svg:x1="1.987cm" svg:y1="2.191cm" svg:x2="1.987cm" svg:y2="2.487cm"><text:p/></draw:line><draw:line draw:style-name="gr15" draw:text-style-name="P63" svg:x1="2.114cm" svg:y1="2.191cm" svg:x2="2.114cm" svg:y2="2.487cm"><text:p/></draw:line></draw:g></draw:g><draw:g draw:style-name="gr14"><draw:line draw:style-name="gr15" draw:text-style-name="P63" svg:x1="3.084cm" svg:y1="1.273cm" svg:x2="3.398cm" svg:y2="1.273cm"><text:p/></draw:line><draw:line draw:style-name="gr15" draw:text-style-name="P63" svg:x1="3.084cm" svg:y1="1.154cm" svg:x2="3.398cm" svg:y2="1.154cm"><text:p/></draw:line></draw:g><draw:g draw:style-name="gr14"><draw:line draw:style-name="gr15" draw:text-style-name="P63" svg:x1="0.696cm" svg:y1="1.273cm" svg:x2="1.01cm" svg:y2="1.273cm"><text:p/></draw:line><draw:line draw:style-name="gr15" draw:text-style-name="P63" svg:x1="0.696cm" svg:y1="1.154cm" svg:x2="1.01cm" svg:y2="1.154cm"><text:p/></draw:line></draw:g></draw:g><draw:line draw:style-name="gr16" draw:text-style-name="P63" svg:x1="0.539cm" svg:y1="2.34cm" svg:x2="0.539cm" svg:y2="0.088cm"><text:p/></draw:line><draw:frame draw:style-name="gr17" draw:text-style-name="P66" svg:width="0.253cm" svg:height="0.74cm" svg:x="0.289cm" svg:y="1cm"><draw:text-box><text:p text:style-name="P65"><text:span text:style-name="T11">x</text:span></text:p></draw:text-box></draw:frame></draw:g><draw:g draw:style-name="gr10"><draw:g draw:style-name="gr10"><draw:custom-shape draw:style-name="gr18" draw:text-style-name="P63" svg:width="3.647cm" svg:height="1.719cm" svg:x="4.125cm" svg:y="0.236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64" svg:width="0.315cm" svg:height="0.295cm" svg:x="4.125cm" svg:y="0.236cm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64" svg:width="0.315cm" svg:height="0.297cm" svg:x="4.125cm" svg:y="1.658cm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64" svg:width="0.313cm" svg:height="0.297cm" svg:x="7.459cm" svg:y="1.658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64" svg:width="0.313cm" svg:height="0.295cm" svg:x="7.459cm" svg:y="0.236cm"><text:p/><draw:enhanced-geometry svg:viewBox="0 0 21600 21600" draw:mirror-horizontal="false" draw:mirror-vertical="false" draw:type="rectangle" draw:enhanced-path="M 0 0 L 21600 0 21600 21600 0 21600 0 0 Z N"/></draw:custom-shape></draw:g><draw:line draw:style-name="gr15" draw:text-style-name="P63" svg:x1="3.964cm" svg:y1="1.095cm" svg:x2="4.278cm" svg:y2="1.095cm"><text:p/></draw:line><draw:line draw:style-name="gr15" draw:text-style-name="P63" svg:x1="7.612cm" svg:y1="1.095cm" svg:x2="7.926cm" svg:y2="1.095cm"><text:p/></draw:line><draw:custom-shape draw:style-name="gr19" draw:text-style-name="P63" svg:width="0.19cm" svg:height="0.179cm" svg:x="5.854cm" svg:y="0.1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63" svg:width="0.19cm" svg:height="0.177cm" svg:x="5.854cm" svg:y="1.8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16" draw:text-style-name="P63" svg:x1="4.121cm" svg:y1="2.191cm" svg:x2="7.769cm" svg:y2="2.191cm"><text:p/></draw:line><draw:frame draw:style-name="gr17" draw:text-style-name="P67" svg:width="0.442cm" svg:height="0.74cm" svg:x="5.725cm" svg:y="2.073cm"><draw:text-box><text:p text:style-name="P65"><text:span text:style-name="T12">y</text:span></text:p></draw:text-box></draw:frame><draw:line draw:style-name="gr16" draw:text-style-name="P63" svg:x1="8.024cm" svg:y1="1.953cm" svg:x2="8.024cm" svg:y2="0.235cm"><text:p/></draw:line><draw:frame draw:style-name="gr20" draw:text-style-name="P68" svg:width="0.38cm" svg:height="0.664cm" svg:x="7.964cm" svg:y="0.9cm"><draw:text-box><text:p text:style-name="P65"><text:span text:style-name="T13">6</text:span></text:p></draw:text-box></draw:frame></draw:g></draw:g><text:span text:style-name="_5f_Caractères">Exprime le périmètre du carré en fonction de </text:span><text:span text:style-name="_5f_Caractères_5f_Times_5f_13">x</text:span><text:span text:style-name="_5f_Caractères">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2"><text:span text:style-name="_5f_Caractères">Exprime le périmètre du rectangle en fonction de </text:span><text:span text:style-name="_5f_Caractères_5f_Times_5f_13">y</text:span><text:span text:style-name="_5f_Caractères">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2"><text:span text:style-name="_5f_Caractères">Quelle égalité traduit l’égalité de ces deux péri­mètres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2"><text:span text:style-name="_5f_Caractères">Calcule le périmètre du carré quand son côté </text:span><text:span text:style-name="_5f_Caractères_5f_Times_5f_13">x</text:span><text:span text:style-name="_5f_Caractères"> vaut 4.</text:span></text:p>
            </text:list-item>
          </text:list>
        </text:list-item>
      </text:list>
      <text:p text:style-name="P15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3"><text:span text:style-name="_5f_Caractères">Calcule le périmètre du rectangle lorsque </text:span><text:span text:style-name="_5f_Caractères_5f_Times_5f_13">y</text:span><text:span text:style-name="_5f_Caractères"> prend la valeur 2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xml:id="list112706730700010" text:continue-numbering="true" text:style-name="_5f_Numérotation_20_des_20_exercices">
        <text:list-item>
          <text:list>
            <text:list-item>
              <text:p text:style-name="P52"><text:span text:style-name="_5f_Caractères">Que peut-on conclure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list="list112706378937268" text:style-name="_5f_Numérotation_20_des_20_exercices">
        <text:list-item>
          <text:h text:style-name="P57" text:outline-level="1"><text:span text:style-name="_5f_Caractères">Écris une expression littérale correspondant aux expressions suivantes :</text:span></text:h>
          <text:list>
            <text:list-item>
              <text:p text:style-name="P51"><text:span text:style-name="_5f_Caractères">Le triple d’un nombre </text:span><text:span text:style-name="_5f_Caractères_5f_Times_5f_13">m</text:span><text:span text:style-name="_5f_Caractères"> :</text:span><text:span text:style-name="_5f_Caractères"><text:span text:style-name="T9"> </text:span></text:span><text:span text:style-name="_5f_pointillés_20_gris"><text:tab/></text:span></text:p>
            </text:list-item>
            <text:list-item>
              <text:p text:style-name="P51"><text:span text:style-name="_5f_Caractères">Le double d’un nombre </text:span><text:span text:style-name="_5f_Caractères_5f_Times_5f_13">x</text:span><text:span text:style-name="_5f_Caractères"> :</text:span><text:span text:style-name="_5f_Caractères"><text:span text:style-name="T9"> </text:span></text:span><text:span text:style-name="_5f_pointillés_20_gris"><text:tab/></text:span></text:p>
            </text:list-item>
            <text:list-item>
              <text:p text:style-name="P51"><text:span text:style-name="_5f_Caractères">Le quart d’un nombre </text:span><text:span text:style-name="_5f_Caractères_5f_Times_5f_13">n</text:span><text:span text:style-name="_5f_Caractères"> :</text:span><text:span text:style-name="_5f_Caractères"><text:span text:style-name="T9"> </text:span></text:span><text:span text:style-name="_5f_pointillés_20_gris"><text:tab/></text:span></text:p>
            </text:list-item>
            <text:list-item>
              <text:p text:style-name="P51"><text:span text:style-name="_5f_Caractères">La moitié d’un nombre </text:span><text:span text:style-name="_5f_Caractères_5f_Times_5f_13">p</text:span><text:span text:style-name="_5f_Caractères"> :</text:span><text:span text:style-name="_5f_Caractères"><text:span text:style-name="T9"> </text:span></text:span><text:span text:style-name="_5f_pointillés_20_gris"><text:tab/></text:span></text:p>
            </text:list-item>
            <text:list-item>
              <text:p text:style-name="P51"><text:span text:style-name="_5f_Caractères">Le tiers d’un nombre </text:span><text:span text:style-name="_5f_Caractères_5f_Times_5f_13">y</text:span><text:span text:style-name="_5f_Caractères"> :</text:span><text:span text:style-name="_5f_Caractères"><text:span text:style-name="T9"> </text:span></text:span><text:span text:style-name="_5f_pointillés_20_gris"><text:tab/></text:span></text:p>
            </text:list-item>
          </text:list>
        </text:list-item>
        <text:list-item>
          <text:h text:style-name="P57" text:outline-level="1"><text:span text:style-name="_5f_Caractères">Christophe met 30 minutes à bicyclette pour aller à son travail, sachant que la distance qu’il parcourt est de 6 kilomètres.</text:span></text:h>
        </text:list-item>
      </text:list>
      <text:list text:continue-list="list112706730700010" text:style-name="_5f_Numérotation_20_des_20_exercices">
        <text:list-item>
          <text:list>
            <text:list-item text:start-value="1">
              <text:p text:style-name="P52"><text:span text:style-name="_5f_Caractères">Combien de temps lui faudra-t-il pour parcourir 3 kilomètres à la même vitesse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2"><text:span text:style-name="_5f_Caractères">Quelle distance peut-il parcourir en 50 minutes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p text:style-name="P13"><text:span text:style-name="_5f_Caractère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_5f_Header_20_D_20_page_20_paire_20__28_G_29_">
      <style:text-properties officeooo:paragraph-rsid="00fe4814"/>
    </style:style>
    <style:style style:name="MP24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5" style:family="paragraph" style:parent-style-name="_5f_Footer_20_page_20_paire_20__28_G_29_">
      <style:text-properties officeooo:paragraph-rsid="0135ac9e"/>
    </style:style>
    <style:style style:name="MP26" style:family="paragraph" style:parent-style-name="_5f_Header_20_D_20_page_20_impaire_20__28_D_29_">
      <style:text-properties officeooo:rsid="0101821f" officeooo:paragraph-rsid="0101821f"/>
    </style:style>
    <style:style style:name="MP27" style:family="paragraph" style:parent-style-name="_5f_Header_20_D_20_page_20_paire_20__28_G_29_">
      <style:text-properties officeooo:rsid="0101821f" officeooo:paragraph-rsid="0101821f"/>
    </style:style>
    <style:style style:name="M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_5f_Header_20_M_20_page_20_paire_20__28_G_29_">
      <style:text-properties officeooo:rsid="0101a5c8" officeooo:paragraph-rsid="0101a5c8"/>
    </style:style>
    <style:style style:name="MP3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68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70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7" draw:name="Ligne_Entete_Impair_Numerique_2col" draw:style-name="Mgr3" draw:text-style-name="MP3" svg:x1="16.023cm" svg:y1="0.36cm" svg:x2="20.496cm" svg:y2="0.36cm"><text:p/></draw:line><draw:line text:anchor-type="paragraph" draw:z-index="89" draw:name="Ligne_Verticale_Impair_Numerique_2col" draw:style-name="Mgr3" draw:text-style-name="MP3" svg:x1="9.477cm" svg:y1="2.007cm" svg:x2="9.477cm" svg:y2="27.044cm"><text:p/></draw:line><draw:g text:anchor-type="paragraph" draw:z-index="28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91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95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01" draw:name="Ligne_Entete_Pair_Numerique_2col" draw:style-name="Mgr3" draw:text-style-name="MP3" svg:x1="16.023cm" svg:y1="0.36cm" svg:x2="20.496cm" svg:y2="0.36cm"><text:p/></draw:line><draw:line text:anchor-type="paragraph" draw:z-index="102" draw:name="Ligne_Verticale_Pair_Numerique_2col" draw:style-name="Mgr3" draw:text-style-name="MP3" svg:x1="9.477cm" svg:y1="2.007cm" svg:x2="9.477cm" svg:y2="27.044cm"><text:p/></draw:line><draw:g text:anchor-type="paragraph" draw:z-index="29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10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15" draw:name="Num_Serie_Impair_Geomet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1" draw:name="Ligne_Entete_Impair_Geometrie_1col" draw:style-name="Mgr7" draw:text-style-name="MP3" svg:x1="16.023cm" svg:y1="0.36cm" svg:x2="20.496cm" svg:y2="0.36cm"><text:p/></draw:line><draw:g text:anchor-type="paragraph" draw:z-index="16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59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19" draw:name="Num_Serie_Pair_Geomet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7" draw:name="Ligne_Entete_Pair_Geometrie_1col" draw:style-name="Mgr7" draw:text-style-name="MP3" svg:x1="16.023cm" svg:y1="0.36cm" svg:x2="20.496cm" svg:y2="0.36cm"><text:p/></draw:line><draw:g text:anchor-type="paragraph" draw:z-index="17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12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18" draw:name="Num_Serie_Impair_Geomet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6" draw:name="Ligne_Entete_Impair_Geometrie_2col" draw:style-name="Mgr7" draw:text-style-name="MP3" svg:x1="16.023cm" svg:y1="0.36cm" svg:x2="20.496cm" svg:y2="0.36cm"><text:p/></draw:line><draw:line text:anchor-type="paragraph" draw:z-index="125" draw:name="Ligne_Verticale_Impair_Geometrique_2col" draw:style-name="Mgr7" draw:text-style-name="MP3" svg:x1="9.477cm" svg:y1="1.949cm" svg:x2="9.477cm" svg:y2="26.986cm"><text:p/></draw:line><draw:g text:anchor-type="paragraph" draw:z-index="20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69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5" draw:name="Num_Serie_Pair_Geomet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6" draw:name="Ligne_Entete_Pair_Geometrie_2col" draw:style-name="Mgr7" draw:text-style-name="MP3" svg:x1="16.023cm" svg:y1="0.36cm" svg:x2="20.496cm" svg:y2="0.36cm"><text:p/></draw:line><draw:line text:anchor-type="paragraph" draw:z-index="31" draw:name="Ligne_Verticale_Pair_Geometrique_2col" draw:style-name="Mgr7" draw:text-style-name="MP3" svg:x1="9.477cm" svg:y1="2.028cm" svg:x2="9.477cm" svg:y2="27.065cm"><text:p/></draw:line><draw:g text:anchor-type="paragraph" draw:z-index="27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0" draw:name="Fond_Num_Serie_Im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32" draw:name="Num_Serie_Im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6" draw:name="Ligne_Entete_Impair_Numerique_1col" draw:style-name="Mgr3" draw:text-style-name="MP3" svg:x1="16.023cm" svg:y1="0.36cm" svg:x2="20.496cm" svg:y2="0.36cm"><text:p/></draw:line><draw:g text:anchor-type="paragraph" draw:z-index="24" draw:name="Fond_Num_Page_Impair_Numerique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>
      <style:header-left>
        <text:p text:style-name="MP19"><draw:path text:anchor-type="paragraph" draw:z-index="88" draw:name="Fond_Num_Serie_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04" draw:name="Num_Serie_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3" draw:name="Ligne_Entete_Pair_Numerique_1col" draw:style-name="Mgr3" draw:text-style-name="MP3" svg:x1="16.023cm" svg:y1="0.36cm" svg:x2="20.496cm" svg:y2="0.36cm"><text:p/></draw:line><draw:g text:anchor-type="paragraph" draw:z-index="21" draw:name="Fond_Num_Page_Pair_Numerique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-left>
      <style:footer>
        <text:h text:style-name="MP12" text:outline-level="1"><draw:frame draw:style-name="Mfr1" draw:name="Cadre_Pied_Impair_Numerique_1col" text:anchor-type="paragraph" svg:x="12.561cm" svg:y="-0.088cm" draw:z-index="0"><draw:text-box fo:min-height="0.499cm" fo:min-width="5.126cm"><text:h text:style-name="MP6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Numerique_1col" text:anchor-type="paragraph" svg:x="1.178cm" svg:y="-0.012cm" draw:z-index="0"><draw:text-box fo:min-height="0.48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105" draw:name="Fond_Num_Serie_Im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34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5" draw:name="Ligne_Entete_Impair_Donnees_1col" draw:style-name="Mgr10" draw:text-style-name="MP3" svg:x1="16.023cm" svg:y1="0.36cm" svg:x2="20.496cm" svg:y2="0.36cm"><text:p/></draw:line><draw:g text:anchor-type="paragraph" draw:z-index="18" draw:name="Fond_Num_Page_Impair_Donnees_1col" draw:style-name="Mgr4"><draw:path draw:style-name="Mgr11" draw:text-style-name="MP22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3"><draw:path text:anchor-type="paragraph" draw:z-index="122" draw:name="Fond_Num_Serie_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54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3" draw:name="Ligne_Entete_Pair_Donnees_1col" draw:style-name="Mgr10" draw:text-style-name="MP3" svg:x1="16.023cm" svg:y1="0.36cm" svg:x2="20.496cm" svg:y2="0.36cm"><text:p/></draw:line><draw:g text:anchor-type="paragraph" draw:z-index="19" draw:name="Fond_Num_Page_Pair_Donnees_1col" draw:style-name="Mgr4"><draw:path draw:style-name="Mgr11" draw:text-style-name="MP22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6">À compléter</text:span></text:span></text:p>
      </style:header-left>
      <style:footer>
        <text:h text:style-name="MP24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5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6"><draw:path text:anchor-type="paragraph" draw:z-index="44" draw:name="Fond_Num_Serie_Im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124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3" draw:name="Ligne_Entete_Impair_Donnees_2col" draw:style-name="Mgr10" draw:text-style-name="MP3" svg:x1="16.023cm" svg:y1="0.36cm" svg:x2="20.496cm" svg:y2="0.36cm"><text:p/></draw:line><draw:line text:anchor-type="paragraph" draw:z-index="37" draw:name="Ligne_Verticale_Impair_Donnees_2col" draw:style-name="Mgr10" draw:text-style-name="MP3" svg:x1="9.477cm" svg:y1="2.007cm" svg:x2="9.477cm" svg:y2="27.044cm"><text:p/></draw:line><draw:g text:anchor-type="paragraph" draw:z-index="22" draw:name="Fond_Num_Page_Impair_Donnees_2col" draw:style-name="Mgr4"><draw:path draw:style-name="Mgr11" draw:text-style-name="MP22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7"><draw:path text:anchor-type="paragraph" draw:z-index="92" draw:name="Fond_Num_Serie_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8" draw:name="Ligne_Entete_Pair_Donnees_2col" draw:style-name="Mgr10" draw:text-style-name="MP3" svg:x1="16.023cm" svg:y1="0.36cm" svg:x2="20.496cm" svg:y2="0.36cm"><text:p/></draw:line><draw:line text:anchor-type="paragraph" draw:z-index="40" draw:name="Ligne_Verticale_Pair_Donnees_2col" draw:style-name="Mgr10" draw:text-style-name="MP3" svg:x1="9.533cm" svg:y1="1.949cm" svg:x2="9.533cm" svg:y2="26.986cm"><text:p/></draw:line><draw:g text:anchor-type="paragraph" draw:z-index="6" draw:name="Fond_Num_Page_Pair_Donnees_2col" draw:style-name="Mgr4"><draw:path draw:style-name="Mgr11" draw:text-style-name="MP22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8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39" draw:name="Fond_Num_Serie_Im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41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2" draw:name="Ligne_Entete_Impair_Mesures_1col" draw:style-name="Mgr13" draw:text-style-name="MP3" svg:x1="16.023cm" svg:y1="0.36cm" svg:x2="20.496cm" svg:y2="0.36cm"><text:p/></draw:line><draw:g text:anchor-type="paragraph" draw:z-index="25" draw:name="Fond_Num_Page_Impair_Mesures_1col" draw:style-name="Mgr4"><draw:path draw:style-name="Mgr14" draw:text-style-name="MP32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>
      <style:header-left>
        <text:p text:style-name="MP33"><draw:path text:anchor-type="paragraph" draw:z-index="90" draw:name="Fond_Num_Serie_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106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4" draw:name="Ligne_Entete_Pair_Mesures_1col" draw:style-name="Mgr13" draw:text-style-name="MP3" svg:x1="16.023cm" svg:y1="0.36cm" svg:x2="20.496cm" svg:y2="0.36cm"><text:p/></draw:line><draw:g text:anchor-type="paragraph" draw:z-index="23" draw:name="Fond_Num_Page_Pair_Mesures_1col" draw:style-name="Mgr4"><draw:path draw:style-name="Mgr14" draw:text-style-name="MP32" svg:width="0.855cm" svg:height="1.172cm" svg:x="-0.272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-left>
      <style:footer>
        <text:h text:style-name="MP34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107" draw:name="Fond_Num_Serie_Im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48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7" draw:name="Ligne_Entete_Impair_Mesures_2col" draw:style-name="Mgr13" draw:text-style-name="MP3" svg:x1="16.023cm" svg:y1="0.36cm" svg:x2="20.496cm" svg:y2="0.36cm"><text:p/></draw:line><draw:line text:anchor-type="paragraph" draw:z-index="49" draw:name="Ligne_Verticale_Impair_Mesures_2col" draw:style-name="Mgr13" draw:text-style-name="MP3" svg:x1="9.477cm" svg:y1="1.979cm" svg:x2="9.477cm" svg:y2="27.016cm"><text:p/></draw:line><draw:g text:anchor-type="paragraph" draw:z-index="26" draw:name="Fond_Num_Page_Impair_Mesures_2col" draw:style-name="Mgr4"><draw:path draw:style-name="Mgr14" draw:text-style-name="MP32" svg:width="0.855cm" svg:height="1.172cm" svg:x="18.459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>
      <style:header-left>
        <text:p text:style-name="MP36"><draw:path text:anchor-type="paragraph" draw:z-index="113" draw:name="Fond_Num_Serie_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108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0" draw:name="Ligne_Entete_Pair_Mesures_2col" draw:style-name="Mgr13" draw:text-style-name="MP3" svg:x1="16.023cm" svg:y1="0.36cm" svg:x2="20.496cm" svg:y2="0.36cm"><text:p/></draw:line><draw:line text:anchor-type="paragraph" draw:z-index="51" draw:name="Ligne_Verticale_Pair_Mesures_2col" draw:style-name="Mgr13" draw:text-style-name="MP3" svg:x1="9.502cm" svg:y1="2.046cm" svg:x2="9.502cm" svg:y2="27.083cm"><text:p/></draw:line><draw:g text:anchor-type="paragraph" draw:z-index="7" draw:name="Fond_Num_Page_Pair_Mesures_2col" draw:style-name="Mgr4"><draw:path draw:style-name="Mgr14" draw:text-style-name="MP32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-left>
      <style:footer>
        <text:h text:style-name="MP34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5" draw:name="Fond_Num_Serie_Impair_Problemes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84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86" draw:name="Ligne_Entete_Impair_Problemes_2col" draw:style-name="Mgr16" draw:text-style-name="MP3" svg:x1="16.023cm" svg:y1="0.36cm" svg:x2="20.496cm" svg:y2="0.36cm"><text:p/></draw:line><draw:line text:anchor-type="paragraph" draw:z-index="53" draw:name="Ligne_Verticale_Impair_Problemes_2col" draw:style-name="Mgr16" draw:text-style-name="MP3" svg:x1="9.477cm" svg:y1="1.919cm" svg:x2="9.477cm" svg:y2="26.956cm"><text:p/></draw:line><draw:g text:anchor-type="paragraph" draw:z-index="9" draw:name="Fond_Num_Page_Impair_Problemes_2col" draw:style-name="Mgr4"><draw:path draw:style-name="Mgr17" draw:text-style-name="MP39" svg:width="0.855cm" svg:height="1.172cm" svg:x="18.459cm" svg:y="27.525cm" svg:viewBox="0 0 856 1173" svg:d="M856 1173h-856v-991c0-100 79-182 175-182h505c97 0 176 82 176 182z"><text:p/></draw:path></draw:g>Résoudre des problèmes simples</text:p>
      </style:header>
      <style:header-left>
        <text:p text:style-name="MP37"><draw:path text:anchor-type="paragraph" draw:z-index="3" draw:name="Fond_Num_Serie_Pair_Problemes_2col" draw:style-name="Mgr15" draw:text-style-name="MP38" svg:width="4.329cm" svg:height="2.24cm" svg:x="-1.499cm" svg:y="-1cm" svg:viewBox="0 0 4330 2241" svg:d="M0 2241l3984-288c209-15 363-168 345-342l-170-1611h-4159z"><text:p/></draw:path><draw:line text:anchor-type="paragraph" draw:z-index="58" draw:name="Ligne_Entete_Pair_Problemes_2col" draw:style-name="Mgr16" draw:text-style-name="MP3" svg:x1="16.023cm" svg:y1="0.36cm" svg:x2="20.496cm" svg:y2="0.36cm"><text:p/></draw:line><draw:line text:anchor-type="paragraph" draw:z-index="65" draw:name="Ligne_Verticale_Pair_Problemes_2col" draw:style-name="Mgr16" draw:text-style-name="MP3" svg:x1="9.47cm" svg:y1="2.055cm" svg:x2="9.47cm" svg:y2="27.092cm"><text:p/></draw:line><draw:frame text:anchor-type="paragraph" draw:z-index="63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g text:anchor-type="char" draw:z-index="1" draw:name="Fond_Num_Page_Pair_Problemes_2col" draw:style-name="Mgr18"><draw:path draw:style-name="Mgr17" draw:text-style-name="MP39" svg:width="0.855cm" svg:height="1.172cm" svg:x="-0.254cm" svg:y="27.525cm" svg:viewBox="0 0 856 1173" svg:d="M856 1173h-856v-991c0-100 79-182 175-182h505c97 0 176 82 176 182z"><text:p/></draw:path></draw:g>Résoudre des problèmes simples</text:p>
      </style:header-left>
      <style:footer>
        <text:h text:style-name="MP40" text:outline-level="1"><draw:frame draw:style-name="Mfr1" draw:name="Cadre_Pied_Impair_Problemes_2col" text:anchor-type="paragraph" svg:x="12.428cm" svg:y="-0.088cm" draw:z-index="110"><draw:text-box fo:min-height="0.499cm" fo:min-width="5.126cm"><text:h text:style-name="MP6" text:outline-level="1">Résoudre des problèmes</text:h></draw:text-box></draw:frame><text:s text:c="4"/><text:span text:style-name="_5f_Caractères_5f_gras_5f_Blanc"><text:page-number text:select-page="current">7</text:page-number></text:span></text:h>
      </style:footer>
      <style:footer-left>
        <text:h text:style-name="MP41" text:outline-level="1" text:is-list-header="true"><draw:frame draw:style-name="Mfr1" draw:name="Cadre_Pied_Pair_Problemes_2col" text:anchor-type="paragraph" svg:x="2.104cm" svg:y="0.025cm" draw:z-index="112"><draw:text-box fo:min-height="0.536cm" fo:min-width="6.994cm"><text:h text:style-name="MP7" text:outline-level="1">Résoudre des problèmes</text:h></draw:text-box></draw:frame><text:span text:style-name="_5f_Caractères_5f_gras_5f_Blanc"><text:page-number text:select-page="current">6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55" draw:name="Fond_Num_Serie_Impair_Problemes_1col" draw:style-name="Mgr19" draw:text-style-name="MP38" svg:width="4.329cm" svg:height="2.24cm" svg:x="-1.499cm" svg:y="-1cm" svg:viewBox="0 0 4330 2241" svg:d="M0 2241l3984-288c209-15 363-168 345-342l-170-1611h-4159z"><text:p/></draw:path><draw:frame text:anchor-type="paragraph" draw:z-index="60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6" draw:name="Ligne_Entete_Impair_Problemes_1col" draw:style-name="Mgr16" draw:text-style-name="MP3" svg:x1="16.023cm" svg:y1="0.36cm" svg:x2="20.496cm" svg:y2="0.36cm"><text:p/></draw:line><draw:g text:anchor-type="paragraph" draw:z-index="10" draw:name="Fond_Num_Page_Impair_Problemes_1col" draw:style-name="Mgr4"><draw:path draw:style-name="Mgr17" draw:text-style-name="MP3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2"><draw:path text:anchor-type="paragraph" draw:z-index="56" draw:name="Fond_Num_Serie_Pair_Problemes_1col" draw:style-name="Mgr19" draw:text-style-name="MP38" svg:width="4.329cm" svg:height="2.24cm" svg:x="-1.499cm" svg:y="-1cm" svg:viewBox="0 0 4330 2241" svg:d="M0 2241l3984-288c209-15 363-168 345-342l-170-1611h-4159z"><text:p/></draw:path><draw:frame text:anchor-type="paragraph" draw:z-index="61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7" draw:name="Ligne_Entete_Pair_Problemes_1col" draw:style-name="Mgr16" draw:text-style-name="MP3" svg:x1="16.023cm" svg:y1="0.36cm" svg:x2="20.496cm" svg:y2="0.36cm"><text:p/></draw:line><draw:g text:anchor-type="paragraph" draw:z-index="11" draw:name="Fond_Num_Page_Pair_Problemes_1col" draw:style-name="Mgr4"><draw:path draw:style-name="Mgr17" draw:text-style-name="MP3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3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77" draw:name="Fond_Num_Serie_Impair_Programmation_2col" draw:style-name="Mgr20" draw:text-style-name="MP45" svg:width="4.329cm" svg:height="2.24cm" svg:x="-1.499cm" svg:y="-1cm" svg:viewBox="0 0 4330 2241" svg:d="M0 2241l3984-288c209-15 363-168 345-342l-170-1611h-4159z"><text:p/></draw:path><draw:line text:anchor-type="paragraph" draw:z-index="73" draw:name="Ligne_Entete_Impair_Programmation_2col" draw:style-name="Mgr21" draw:text-style-name="MP3" svg:x1="16.023cm" svg:y1="0.36cm" svg:x2="20.496cm" svg:y2="0.36cm"><text:p/></draw:line><draw:frame text:anchor-type="paragraph" draw:z-index="81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3" draw:name="Ligne_Verticale_Impair_Programmation_2col" draw:style-name="Mgr21" draw:text-style-name="MP3" svg:x1="9.477cm" svg:y1="2.065cm" svg:x2="9.477cm" svg:y2="27.102cm"><text:p/></draw:line><draw:g text:anchor-type="paragraph" draw:z-index="14" draw:name="Fond_Num_Page_Impair_Programmation_2col" draw:style-name="Mgr4"><draw:path draw:style-name="Mgr22" draw:text-style-name="MP4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4"><draw:path text:anchor-type="paragraph" draw:z-index="78" draw:name="Fond_Num_Serie_Pair_Programmation_2col" draw:style-name="Mgr20" draw:text-style-name="MP45" svg:width="4.329cm" svg:height="2.24cm" svg:x="-1.499cm" svg:y="-1cm" svg:viewBox="0 0 4330 2241" svg:d="M0 2241l3984-288c209-15 363-168 345-342l-170-1611h-4159z"><text:p/></draw:path><draw:line text:anchor-type="paragraph" draw:z-index="74" draw:name="Ligne_Entete_Pair_Programmation_2col" draw:style-name="Mgr21" draw:text-style-name="MP3" svg:x1="16.023cm" svg:y1="0.36cm" svg:x2="20.496cm" svg:y2="0.36cm"><text:p/></draw:line><draw:frame text:anchor-type="paragraph" draw:z-index="82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4" draw:name="Ligne_Verticale_Pair_Programmation_2col" draw:style-name="Mgr21" draw:text-style-name="MP3" svg:x1="9.47cm" svg:y1="1.937cm" svg:x2="9.47cm" svg:y2="26.974cm"><text:p/></draw:line><draw:g text:anchor-type="paragraph" draw:z-index="15" draw:name="Fond_Num_Page_Pair_Programmation_2col" draw:style-name="Mgr4"><draw:path draw:style-name="Mgr22" draw:text-style-name="MP4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7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75" draw:name="Fond_Num_Serie_Impair_Programmation_1col" draw:style-name="Mgr20" draw:text-style-name="MP45" svg:width="4.329cm" svg:height="2.24cm" svg:x="-1.499cm" svg:y="-1cm" svg:viewBox="0 0 4330 2241" svg:d="M0 2241l3984-288c209-15 363-168 345-342l-170-1611h-4159z"><text:p/></draw:path><draw:line text:anchor-type="paragraph" draw:z-index="71" draw:name="Ligne_Entete_Impair_Programmation_1col" draw:style-name="Mgr21" draw:text-style-name="MP3" svg:x1="16.023cm" svg:y1="0.36cm" svg:x2="20.496cm" svg:y2="0.36cm"><text:p/></draw:line><draw:frame text:anchor-type="paragraph" draw:z-index="79" draw:name="Num_Serie_Impair_Programmatiob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2" draw:name="Fond_Num_Page_Impair_Programmation_1col" draw:style-name="Mgr4"><draw:path draw:style-name="Mgr22" draw:text-style-name="MP4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9"><draw:path text:anchor-type="paragraph" draw:z-index="76" draw:name="Fond_Num_Serie_Pair_Programmation_1col" draw:style-name="Mgr20" draw:text-style-name="MP45" svg:width="4.329cm" svg:height="2.24cm" svg:x="-1.499cm" svg:y="-1cm" svg:viewBox="0 0 4330 2241" svg:d="M0 2241l3984-288c209-15 363-168 345-342l-170-1611h-4159z"><text:p/></draw:path><draw:line text:anchor-type="paragraph" draw:z-index="72" draw:name="Ligne_Entete_Pair_Programmation_1col" draw:style-name="Mgr21" draw:text-style-name="MP3" svg:x1="16.023cm" svg:y1="0.36cm" svg:x2="20.496cm" svg:y2="0.36cm"><text:p/></draw:line><draw:frame text:anchor-type="paragraph" draw:z-index="80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3" draw:name="Fond_Num_Page_Pair_Programmation_1col" draw:style-name="Mgr4"><draw:path draw:style-name="Mgr22" draw:text-style-name="MP4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7" text:outline-level="1"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2</meta:editing-cycles>
    <meta:creation-date>2022-12-29T08:00:54.931000000</meta:creation-date>
    <meta:editing-duration>PT5H27M47S</meta:editing-duration>
    <meta:generator>LibreOffice/7.6.1.2$Linux_X86_64 LibreOffice_project/f5defcebd022c5bc36bbb79be232cb6926d8f674</meta:generator>
    <dc:date>2024-06-18T11:27:05.331602709</dc:date>
    <meta:document-statistic meta:table-count="1" meta:image-count="0" meta:object-count="3" meta:page-count="4" meta:paragraph-count="214" meta:word-count="1045" meta:character-count="5316" meta:non-whitespace-character-count="4277"/>
    <meta:user-defined meta:name="AppVersion">16.0000</meta:user-defined>
    <meta:template xlink:type="simple" xlink:actuate="onRequest" xlink:title="Modele_Cahier" xlink:href="../../../../../../Modele_Cahier.ott" meta:date="2024-03-09T11:19:31.813011094"/>
  </office:meta>
</office:document-meta>
</file>

<file path=Object 1/content.xml><?xml version="1.0" encoding="utf-8"?>
<math xmlns="http://www.w3.org/1998/Math/MathML" display="block">
  <semantics>
    <mfrac>
      <mn>3</mn>
      <mn>20</mn>
    </mfrac>
    <annotation encoding="StarMath 5.0">{3} over {20}</annotation>
  </semantics>
</math>
</file>

<file path=Object 17/content.xml><?xml version="1.0" encoding="utf-8"?>
<math xmlns="http://www.w3.org/1998/Math/MathML" display="block">
  <semantics>
    <mfrac>
      <mn>27</mn>
      <mi>n</mi>
    </mfrac>
    <annotation encoding="StarMath 5.0">{27} over {n}</annotation>
  </semantics>
</math>
</file>

<file path=Object 2/content.xml><?xml version="1.0" encoding="utf-8"?>
<math xmlns="http://www.w3.org/1998/Math/MathML" display="block">
  <semantics>
    <mfrac>
      <mn>3</mn>
      <mn>4</mn>
    </mfrac>
    <annotation encoding="StarMath 5.0">{3} over {4}</annotation>
  </semantics>
</math>
</file>